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Normal">
      <style:text-properties officeooo:rsid="001737b1" officeooo:paragraph-rsid="001737b1"/>
    </style:style>
    <style:style style:name="P3" style:family="paragraph" style:parent-style-name="Normal">
      <style:text-properties officeooo:rsid="00181415" officeooo:paragraph-rsid="00181415"/>
    </style:style>
    <style:style style:name="P4" style:family="paragraph" style:parent-style-name="Normal">
      <style:paragraph-properties fo:hyphenation-ladder-count="no-limit"/>
      <style:text-properties officeooo:rsid="001bccbc" officeooo:paragraph-rsid="001bccbc" fo:hyphenate="true" loext:hyphenation-no-caps="false"/>
    </style:style>
    <style:style style:name="P5" style:family="paragraph" style:parent-style-name="Normal">
      <style:paragraph-properties fo:hyphenation-ladder-count="no-limit"/>
      <style:text-properties officeooo:rsid="001d5fa9" officeooo:paragraph-rsid="001d5fa9" fo:hyphenate="true" loext:hyphenation-no-caps="false"/>
    </style:style>
    <style:style style:name="P6" style:family="paragraph" style:parent-style-name="Normal">
      <style:paragraph-properties fo:break-before="page"/>
    </style:style>
    <style:style style:name="P7" style:family="paragraph" style:parent-style-name="Normal">
      <style:paragraph-properties fo:hyphenation-ladder-count="no-limit" fo:break-before="page"/>
      <style:text-properties fo:hyphenate="true" loext:hyphenation-no-caps="false"/>
    </style:style>
    <style:style style:name="P8" style:family="paragraph" style:parent-style-name="Title" style:master-page-name="MP0">
      <style:paragraph-properties style:page-number="auto" fo:break-before="page"/>
      <style:text-properties fo:font-size="18pt" fo:font-weight="bold" style:font-size-asian="18pt" style:font-weight-asian="bold"/>
    </style:style>
    <style:style style:name="P9" style:family="paragraph" style:parent-style-name="Normal">
      <style:text-properties officeooo:rsid="001ef5d8" officeooo:paragraph-rsid="001ef5d8"/>
    </style:style>
    <style:style style:name="P10" style:family="paragraph" style:parent-style-name="Normal">
      <style:text-properties officeooo:rsid="0020acab" officeooo:paragraph-rsid="0020acab"/>
    </style:style>
    <style:style style:name="P11" style:family="paragraph" style:parent-style-name="Normal">
      <style:text-properties officeooo:rsid="0020d106" officeooo:paragraph-rsid="0020d106"/>
    </style:style>
    <style:style style:name="P12" style:family="paragraph" style:parent-style-name="Normal">
      <style:text-properties officeooo:paragraph-rsid="0020d106"/>
    </style:style>
    <style:style style:name="P13" style:family="paragraph" style:parent-style-name="Normal">
      <style:text-properties officeooo:rsid="002176cf" officeooo:paragraph-rsid="002176cf"/>
    </style:style>
    <style:style style:name="P14" style:family="paragraph" style:parent-style-name="Normal">
      <style:text-properties officeooo:rsid="0022f31e" officeooo:paragraph-rsid="0022f31e"/>
    </style:style>
    <style:style style:name="P15" style:family="paragraph" style:parent-style-name="Normal">
      <style:text-properties officeooo:rsid="002459f7" officeooo:paragraph-rsid="002459f7"/>
    </style:style>
    <style:style style:name="P16" style:family="paragraph" style:parent-style-name="Normal">
      <style:text-properties officeooo:paragraph-rsid="002459f7"/>
    </style:style>
    <style:style style:name="P17" style:family="paragraph" style:parent-style-name="Normal">
      <style:text-properties officeooo:paragraph-rsid="0026328a"/>
    </style:style>
    <style:style style:name="P18" style:family="paragraph" style:parent-style-name="Normal">
      <style:text-properties officeooo:rsid="0026db46" officeooo:paragraph-rsid="0026db46"/>
    </style:style>
    <style:style style:name="P19" style:family="paragraph" style:parent-style-name="Normal">
      <style:text-properties officeooo:paragraph-rsid="00279740"/>
    </style:style>
    <style:style style:name="P20" style:family="paragraph" style:parent-style-name="Normal">
      <style:paragraph-properties fo:break-before="page"/>
      <style:text-properties officeooo:rsid="0020d106" officeooo:paragraph-rsid="0020d106"/>
    </style:style>
    <style:style style:name="P21" style:family="paragraph" style:parent-style-name="Normal">
      <style:paragraph-properties fo:break-before="page"/>
      <style:text-properties officeooo:rsid="002459f7" officeooo:paragraph-rsid="002459f7"/>
    </style:style>
    <style:style style:name="T1" style:family="text">
      <style:text-properties officeooo:rsid="0018540a"/>
    </style:style>
    <style:style style:name="T2" style:family="text">
      <style:text-properties officeooo:rsid="001b1d47"/>
    </style:style>
    <style:style style:name="T3" style:family="text">
      <style:text-properties officeooo:rsid="001bccbc"/>
    </style:style>
    <style:style style:name="T4" style:family="text">
      <style:text-properties officeooo:rsid="0020acab"/>
    </style:style>
    <style:style style:name="T5" style:family="text">
      <style:text-properties officeooo:rsid="0020d106"/>
    </style:style>
    <style:style style:name="T6" style:family="text">
      <style:text-properties officeooo:rsid="002176cf"/>
    </style:style>
    <style:style style:name="T7" style:family="text">
      <style:text-properties officeooo:rsid="0022f31e"/>
    </style:style>
    <style:style style:name="T8" style:family="text">
      <style:text-properties officeooo:rsid="002459f7"/>
    </style:style>
    <style:style style:name="T9" style:family="text">
      <style:text-properties officeooo:rsid="0026328a"/>
    </style:style>
    <style:style style:name="T10" style:family="text">
      <style:text-properties officeooo:rsid="0026db46"/>
    </style:style>
    <style:style style:name="T11" style:family="text">
      <style:text-properties officeooo:rsid="00275b82"/>
    </style:style>
    <style:style style:name="T12" style:family="text">
      <style:text-properties officeooo:rsid="00279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his instruction will fail silently if the referenced address isn’t writable. 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6">[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to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7">[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4">[Cut to slide 10 – STP]</text:p>
      <text:p text:style-name="P4">The STP or Stop instruction was added to the 65C02 to completely stop the processor and let it exist in a low power state. The chip completely stops responding to the clock until the Reset pin goes low, which can be wired to a Reset button on the system just for this purpose. There is no return as it’s assumed that the reset vector in memory points to code that will completely restart the system.</text:p>
      <text:p text:style-name="P4">[Cut to slide 11 – WAI]</text:p>
      <text:p text:style-name="P5">The WAI or Wait instruction will also halt execution and simply wait for the next interrupt to run. But it will not set the Break bit, so the interrupt should run as normal. This was also added to the 65C02 and is very useful as an alternative to a busy wait to check interrupt flags. We’ll see more from this one when we start playing with interrupts in a later episode.</text:p>
      <text:p text:style-name="P1">[Cut to slide 1<text:span text:style-name="T3">2</text:span> – NOP]</text:p>
      <text:p text:style-name="P1">The final instruction we are going to cover is one we have seen in passing: NOP, which stands for No Operation, but usually pronounces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he processor do whatever based on what bits in the opcode are set, which can cause some serious problems, including permanently halting execution.</text:p>
      <text:p text:style-name="P1"/>
      <text:p text:style-name="P7">[Cut to slide 1<text:span text:style-name="T3">3</text:span>-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2">Finally, in the last episode, I had neglected to mention that the BIT instruction has two new modes available on the 65C02: absolute indexed with X and zero page indexed with X. The Episode 6 slides in the repo have been updated to reflect this.</text:p>
      <text:p text:style-name="P3">If I missed anything, please don’t hesitate to leave a comment and I’ll make sure it gets addressed in a future episode. But for now, let’s move on to our example program.</text:p>
      <text:p text:style-name="P3">[Cut to slide 1<text:span text:style-name="T3">4</text:span> – example program]</text:p>
      <text:p text:style-name="P9">Testing all of these instructions doesn’t make a lot of sense, especially since some actually can’t work without causing some kind of catastrophe except in very specific instances. So, we’re going to go into a few for now, and the others we can address once we go over more advanced concepts like interrupts and <text:span text:style-name="T4">hardware initialization.</text:span></text:p>
      <text:p text:style-name="P10">So let’s just show how we can play around with data and registers in some ways we haven’t seen yet. First, we’ll set up a pointer on the zero page at hex 30, which we’ll later initialize to point at a main RAM variable called “sauce”. That’s why we call it SAUCE_PTR. <text:span text:style-name="T5">We’re going to need the CHROUT vector and the NEWLINE PETSCII code to print the results line-by-line. We’ll do that familiar jump start at the beginning of our code, and declare our one and only main RAM variable in between that jump and its target.</text:span></text:p>
      <text:p text:style-name="P11">[Cut to slide 15 – start]</text:p>
      <text:p text:style-name="P12"><text:span text:style-name="T5">Our program will start by loading up that zero page pointer, as we said before, so that SAUCE_PTR will point to “sauce”. Of course, we have to do this one byte at a time and in little-endian order, with the low byte of the address first. Then we use the new Zero Page Indirect mode to load A with the value indirectly pointed to by SAUCE_PTR, then we call our old library function print_hex to print it to the screen. After the program is loaded, this value will be hex A1, so the first time you run the program, A1 will be printed on the first line of output. Then we print a newline by loading the character code to the X register, where it will stay for the rest of the program for quick access. We do a transfer of X to A so that a call to CHROUT can finally print it and move the cursor to the beginning of the next line.</text:span></text:p>
      <text:p text:style-name="P20">[Cut to slide 16 – STZ, PHP]</text:p>
      <text:p text:style-name="P12">Next, we use STZ to zero out the “sauce” variable in main RAM. If you were to run this program a second time without re-loading it, it will stay zeroed out. T<text:span text:style-name="T5">hat’s a good thing to remember when you want a program that is re-runnable. Don’t depend on the default load values you specified in your code! You will need to initialize variables explicitly at run time if they are subject to change. </text:span><text:span text:style-name="T6">Anyway, we’re going to load that zero into Y where we can use it a couple times. First, we transfer it to A to print out the zero, which will be as a double zero with the call to print_hex. Then we print another newline quickly thanks to still being in X.</text:span></text:p>
      <text:p text:style-name="P13">After that, we want to zero out all the bits in the status register. We do that by pushing Y to the stack, then pulling that zero value back into the status bits with a PLP. If you were to set a breakpoint in the program here, you’d see every status as clear in the debugger, but then after you try to push the status back to the stack with a PHP, it won’t be pushing zero. In fact, it will be pushing hex 30. But why? Well, the short answer is that the status register isn’t actually 8 bits. As we have seen before, PHP always sets bit and 5 and 4 as they aren’t stored in the status register, which is really only 6 bits. Of course, bit 5 is unused, but bit 4 is the break bit, B. That is a special case as it is tied to hardware interrupts, so it can’t really be read directly, only set by pulling from the stack. <text:span text:style-name="T7">So when we pull the status back into A, it looks like the B bit is set, but it’s actually clear at this point because we pulled that zero into the status earlier and nothing has happened to change that yet. So, we’ll print out that 30 and move on to the next line.</text:span></text:p>
      <text:p text:style-name="P14">[Cut to slde 17 – SED, SEI]</text:p>
      <text:p text:style-name="P15">Now let’s flip some bits we have some more control over. We go into Decimal mode with SED, setting the D bit before the status is pushed to the stack. We go right ahead and clear D to prevent any math weirdness later, then pull that status back to A to print. The pushed status should now have D set as bit 3, so we would expect print_hex to print 38 to reflect that short-lived foray into Decimal mode.</text:p>
      <text:p text:style-name="P16"><text:span text:style-name="T8">Then we do an SEI to set the I bit in the status and push it again, and again quickly do a CLI to re-enable interrupts to make sure things like screen refreshes can happen. But the value we then pull off the stack will have bit 2 set indicating I bit was set to disable interrupts, so we should see 34 printed out. Then after one more newline (still in X the whole time!), we can return to the BASIC prompt and see our output.</text:span></text:p>
      <text:p text:style-name="P15">So that’s it. Let’s open it up in our text editor.</text:p>
      <text:p text:style-name="P15">[Cut to Atom]</text:p>
      <text:p text:style-name="P15">This should be getting pretty familiar by now. We have the segment preamble, the code we just wrote, and then the print_hex and print_hex_digit subroutines we wrote a while ago and keep reusing. I put a build script right alongside the code in the Lesson7 subdirectory, which will assembly rest.list into REST.PRG, which we can load up in the emulator.</text:p>
      <text:p text:style-name="P15">[Cut to Terminal]</text:p>
      <text:p text:style-name="P15">First, let go into the terminal and run the build script, then the emulator. Let’s maximize it to get a better look.</text:p>
      <text:p text:style-name="P21">[Cut to fullscreen emulator]</text:p>
      <text:p text:style-name="P15">Let’s load REST.PRG… and run it. And there we go! We get the expected sequence of A1 for the initial value, zero for after the STZ, then 30 for our clear status, 38 for D set and 34 for I set.</text:p>
      <text:p text:style-name="P17"><text:span text:style-name="T9">And that wraps it up for this lesson! This was a pretty short one, but I think it’s important that we get the whole instruction set out of the way before get any further. </text:span><text:span text:style-name="T10">And we have a lot further to go! We’re going to go over how to implement common algorithms, work with interrupts, banked memory, file I/O, and how to use all the fun graphics and sound hardware in the Commander X16.</text:span></text:p>
      <text:p text:style-name="P18">[Start loading and running PATREON.PRG]</text:p>
      <text:p text:style-name="P18">If you don’t want to miss any episodes in the future, make sure you subscribe to my channel and click the bell to get notified when they come out. If you think my list of Errata and Corrections was WAY too short, please feel free to list any shortcomings you think I missed. The better the engagement with this series, the better the content can get, so please comment and like or dislike, either way it let’s me know how these episodes are getting received <text:span text:style-name="T11">and really helps us all out.</text:span></text:p>
      <text:p text:style-name="P19"><text:span text:style-name="T12">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1-30T00:03:47.499372421</dc:date>
    <meta:editing-cycles>31</meta:editing-cycles>
    <meta:editing-duration>PT5H49M4S</meta:editing-duration>
    <meta:document-statistic meta:table-count="0" meta:image-count="0" meta:object-count="0" meta:page-count="6" meta:paragraph-count="55" meta:word-count="3416" meta:character-count="18222" meta:non-whitespace-character-count="14845"/>
    <meta:template xlink:type="simple" xlink:actuate="onRequest" xlink:title="" xlink:href="Normal.dotm"/>
  </office:meta>
</office:document-meta>
</file>